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fo:font-weight="bold" officeooo:rsid="0014153c" officeooo:paragraph-rsid="0014153c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Ubuntu" fo:font-size="12pt" fo:font-weight="normal" officeooo:rsid="00113f24" officeooo:paragraph-rsid="00113f2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fo:font-weight="normal" officeooo:rsid="0012e337" officeooo:paragraph-rsid="0012e33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fo:font-weight="normal" officeooo:rsid="00161d3d" officeooo:paragraph-rsid="00161d3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fo:font-weight="normal" officeooo:rsid="001754bb" officeooo:paragraph-rsid="001754b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13f2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5dc5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4pt" fo:font-weight="normal" officeooo:rsid="0012e337" officeooo:paragraph-rsid="0012e33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4pt" fo:font-weight="normal" officeooo:rsid="00161d3d" officeooo:paragraph-rsid="00161d3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13f24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5dc50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6pt" fo:font-weight="bold" officeooo:rsid="0012e337" officeooo:paragraph-rsid="0012e337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4pt" fo:font-weight="normal" officeooo:rsid="001bea15" officeooo:paragraph-rsid="001bea1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4pt" fo:font-weight="normal" officeooo:rsid="0012e337" officeooo:paragraph-rsid="0012e33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4pt" fo:font-weight="normal" officeooo:rsid="0012e337" officeooo:paragraph-rsid="0022368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14pt" fo:font-weight="normal" officeooo:rsid="002055f9" officeooo:paragraph-rsid="002055f9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14pt" fo:font-weight="normal" officeooo:rsid="00223687" officeooo:paragraph-rsid="00223687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Ubuntu" fo:font-size="12pt" fo:font-weight="normal" officeooo:rsid="0012e337" officeooo:paragraph-rsid="001c9e5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Ubuntu" fo:font-size="12pt" fo:font-weight="normal" officeooo:rsid="0012e337" officeooo:paragraph-rsid="00223687" style:font-size-asian="10.5pt" style:font-weight-asian="normal" style:font-size-complex="12pt" style:font-weight-complex="normal"/>
    </style:style>
    <style:style style:name="T1" style:family="text">
      <style:text-properties officeooo:rsid="00113fcc"/>
    </style:style>
    <style:style style:name="T2" style:family="text">
      <style:text-properties officeooo:rsid="0014153c"/>
    </style:style>
    <style:style style:name="T3" style:family="text">
      <style:text-properties officeooo:rsid="0015dc50"/>
    </style:style>
    <style:style style:name="T4" style:family="text">
      <style:text-properties officeooo:rsid="00161d3d"/>
    </style:style>
    <style:style style:name="T5" style:family="text">
      <style:text-properties officeooo:rsid="001754bb"/>
    </style:style>
    <style:style style:name="T6" style:family="text">
      <style:text-properties officeooo:rsid="001abe1f"/>
    </style:style>
    <style:style style:name="T7" style:family="text">
      <style:text-properties officeooo:rsid="001bea15"/>
    </style:style>
    <style:style style:name="T8" style:family="text">
      <style:text-properties officeooo:rsid="001c9e58"/>
    </style:style>
    <style:style style:name="T9" style:family="text">
      <style:text-properties officeooo:rsid="002055f9"/>
    </style:style>
    <style:style style:name="T10" style:family="text">
      <style:text-properties officeooo:rsid="002077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<text:span text:style-name="T9">verna</text:span></text:p>
      <text:p text:style-name="P2"/>
      <text:p text:style-name="P16">Caverna associa uma Camara a um Aventureiro.</text:p>
      <text:p text:style-name="P6"/>
      <text:p text:style-name="P10">Sumário do Construtor</text:p>
      <text:p text:style-name="P6">- <text:span text:style-name="T2">Caverna</text:span>(<text:span text:style-name="T9">Aventureiro av, int</text:span> <text:span text:style-name="T1">n</text:span>)</text:p>
      <text:p text:style-name="P6">I<text:span text:style-name="T2">nicializa Caverna. O atributo camara recebe uma instância de Camara (de tamanho nxn) e o atributo aventureiro recebe av.</text:span></text:p>
      <text:p text:style-name="P6"/>
      <text:p text:style-name="P11">Sumário do<text:span text:style-name="T3">s</text:span> <text:span text:style-name="T3">Atributos</text:span></text:p>
      <text:p text:style-name="P7">- <text:span text:style-name="T4">camara</text:span></text:p>
      <text:p text:style-name="P4">tipo: Camara</text:p>
      <text:p text:style-name="P4"/>
      <text:p text:style-name="P9">- <text:span text:style-name="T9">aventureiro</text:span></text:p>
      <text:p text:style-name="P5">tipo: <text:span text:style-name="T9">Aventureiro</text:span></text:p>
      <text:p text:style-name="P6"/>
      <text:p text:style-name="P12">Sumário dos Métodos</text:p>
      <text:p text:style-name="P8">- <text:span text:style-name="T6">iniciar</text:span>(<text:span text:style-name="T6">Tipo</text:span>Camara <text:span text:style-name="T6">tipo</text:span>)</text:p>
      <text:p text:style-name="P3">tipo de retorno: <text:span text:style-name="T6">void</text:span></text:p>
      <text:p text:style-name="P3"/>
      <text:p text:style-name="P17">Chama o metodo iniciar() de camara. Passando como parâmetros tipo e aventureiro.</text:p>
      <text:p text:style-name="P8"/>
      <text:p text:style-name="P15">- <text:span text:style-name="T6">iniciar</text:span>()</text:p>
      <text:p text:style-name="P19">tipo de retorno: <text:span text:style-name="T6">void</text:span></text:p>
      <text:p text:style-name="P19"/>
      <text:p text:style-name="P17">Chama o metodo iniciar() de camara. Passando como parâmetros aventureiro e um TipoCamara gerado aleatoriamente.</text:p>
      <text:p text:style-name="P8"/>
      <text:p text:style-name="P8">- <text:span text:style-name="T7">visualizarCenario</text:span>()</text:p>
      <text:p text:style-name="P3">tipo de retorno: <text:span text:style-name="T7">void</text:span></text:p>
      <text:p text:style-name="P3"/>
      <text:p text:style-name="P13"><text:span text:style-name="T10">Chama o método visualizarCenario() de camar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7:42:43.721686161</meta:creation-date>
    <dc:date>2017-06-16T09:25:18.327369705</dc:date>
    <meta:editing-duration>PT58M12S</meta:editing-duration>
    <meta:editing-cycles>13</meta:editing-cycles>
    <meta:generator>LibreOffice/5.2.2.2$Linux_X86_64 LibreOffice_project/20m0$Build-2</meta:generator>
    <meta:document-statistic meta:table-count="0" meta:image-count="0" meta:object-count="0" meta:page-count="1" meta:paragraph-count="20" meta:word-count="101" meta:character-count="672" meta:non-whitespace-character-count="591"/>
  </office:meta>
</office:document-meta>
</file>